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3029" calcext:value-type="float">
            <text:p>3.029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1001" calcext:value-type="float">
            <text:p>1.001E-01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73" calcext:value-type="float">
            <text:p>1.073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6.159" calcext:value-type="float">
            <text:p>936.159</text:p>
          </table:table-cell>
          <table:table-cell office:value-type="float" office:value="12.044" calcext:value-type="float">
            <text:p>12.044</text:p>
          </table:table-cell>
          <table:table-cell office:value-type="float" office:value="15.587" calcext:value-type="float">
            <text:p>15.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034" calcext:value-type="float">
            <text:p>3.034E-04</text:p>
          </table:table-cell>
          <table:table-cell office:value-type="float" office:value="0.0004165" calcext:value-type="float">
            <text:p>4.165E-04</text:p>
          </table:table-cell>
          <table:table-cell office:value-type="float" office:value="0.1027" calcext:value-type="float">
            <text:p>1.027E-01</text:p>
          </table:table-cell>
          <table:table-cell office:value-type="float" office:value="0.1202" calcext:value-type="float">
            <text:p>1.202E-01</text:p>
          </table:table-cell>
          <table:table-cell office:value-type="float" office:value="0.00011" calcext:value-type="float">
            <text:p>1.100E-04</text:p>
          </table:table-cell>
          <table:table-cell office:value-type="float" office:value="0.0001287" calcext:value-type="float">
            <text:p>1.287E-04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366" calcext:value-type="float">
            <text:p>0.366</text:p>
          </table:table-cell>
          <table:table-cell office:value-type="float" office:value="936.163" calcext:value-type="float">
            <text:p>936.163</text:p>
          </table:table-cell>
          <table:table-cell office:value-type="float" office:value="937.11" calcext:value-type="float">
            <text:p>937.110</text:p>
          </table:table-cell>
          <table:table-cell office:value-type="float" office:value="15.598" calcext:value-type="float">
            <text:p>15.598</text:p>
          </table:table-cell>
          <table:table-cell office:value-type="float" office:value="18.237" calcext:value-type="float">
            <text:p>18.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171" calcext:value-type="float">
            <text:p>4.171E-04</text:p>
          </table:table-cell>
          <table:table-cell office:value-type="float" office:value="0.0005984" calcext:value-type="float">
            <text:p>5.984E-04</text:p>
          </table:table-cell>
          <table:table-cell office:value-type="float" office:value="0.1216" calcext:value-type="float">
            <text:p>1.216E-01</text:p>
          </table:table-cell>
          <table:table-cell office:value-type="float" office:value="0.1454" calcext:value-type="float">
            <text:p>1.454E-01</text:p>
          </table:table-cell>
          <table:table-cell office:value-type="float" office:value="0.0001302" calcext:value-type="float">
            <text:p>1.302E-04</text:p>
          </table:table-cell>
          <table:table-cell office:value-type="float" office:value="0.0001556" calcext:value-type="float">
            <text:p>1.556E-04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0.364" calcext:value-type="float">
            <text:p>0.364</text:p>
          </table:table-cell>
          <table:table-cell office:value-type="float" office:value="937.115" calcext:value-type="float">
            <text:p>937.115</text:p>
          </table:table-cell>
          <table:table-cell office:value-type="float" office:value="938.384" calcext:value-type="float">
            <text:p>938.384</text:p>
          </table:table-cell>
          <table:table-cell office:value-type="float" office:value="18.341" calcext:value-type="float">
            <text:p>18.341</text:p>
          </table:table-cell>
          <table:table-cell office:value-type="float" office:value="21.911" calcext:value-type="float">
            <text:p>21.9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993" calcext:value-type="float">
            <text:p>5.993E-04</text:p>
          </table:table-cell>
          <table:table-cell office:value-type="float" office:value="0.0006199" calcext:value-type="float">
            <text:p>6.199E-04</text:p>
          </table:table-cell>
          <table:table-cell office:value-type="float" office:value="0.1587" calcext:value-type="float">
            <text:p>1.587E-01</text:p>
          </table:table-cell>
          <table:table-cell office:value-type="float" office:value="0.1614" calcext:value-type="float">
            <text:p>1.614E-01</text:p>
          </table:table-cell>
          <table:table-cell office:value-type="float" office:value="0.0001698" calcext:value-type="float">
            <text:p>1.698E-04</text:p>
          </table:table-cell>
          <table:table-cell office:value-type="float" office:value="0.0001726" calcext:value-type="float">
            <text:p>1.726E-04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0.333" calcext:value-type="float">
            <text:p>0.333</text:p>
          </table:table-cell>
          <table:table-cell office:value-type="float" office:value="938.389" calcext:value-type="float">
            <text:p>938.389</text:p>
          </table:table-cell>
          <table:table-cell office:value-type="float" office:value="938.51" calcext:value-type="float">
            <text:p>938.510</text:p>
          </table:table-cell>
          <table:table-cell office:value-type="float" office:value="21.917" calcext:value-type="float">
            <text:p>21.917</text:p>
          </table:table-cell>
          <table:table-cell office:value-type="float" office:value="22.287" calcext:value-type="float">
            <text:p>22.2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208" calcext:value-type="float">
            <text:p>6.208E-04</text:p>
          </table:table-cell>
          <table:table-cell office:value-type="float" office:value="0.0006713" calcext:value-type="float">
            <text:p>6.713E-04</text:p>
          </table:table-cell>
          <table:table-cell office:value-type="float" office:value="0.1639" calcext:value-type="float">
            <text:p>1.639E-01</text:p>
          </table:table-cell>
          <table:table-cell office:value-type="float" office:value="0.1703" calcext:value-type="float">
            <text:p>1.703E-01</text:p>
          </table:table-cell>
          <table:table-cell office:value-type="float" office:value="0.0001753" calcext:value-type="float">
            <text:p>1.753E-04</text:p>
          </table:table-cell>
          <table:table-cell office:value-type="float" office:value="0.0001821" calcext:value-type="float">
            <text:p>1.821E-04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0.329" calcext:value-type="float">
            <text:p>0.329</text:p>
          </table:table-cell>
          <table:table-cell office:value-type="float" office:value="938.515" calcext:value-type="float">
            <text:p>938.515</text:p>
          </table:table-cell>
          <table:table-cell office:value-type="float" office:value="938.797" calcext:value-type="float">
            <text:p>938.797</text:p>
          </table:table-cell>
          <table:table-cell office:value-type="float" office:value="22.303" calcext:value-type="float">
            <text:p>22.303</text:p>
          </table:table-cell>
          <table:table-cell office:value-type="float" office:value="23.179" calcext:value-type="float">
            <text:p>23.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722" calcext:value-type="float">
            <text:p>6.722E-04</text:p>
          </table:table-cell>
          <table:table-cell office:value-type="float" office:value="0.000711" calcext:value-type="float">
            <text:p>7.110E-04</text:p>
          </table:table-cell>
          <table:table-cell office:value-type="float" office:value="0.1729" calcext:value-type="float">
            <text:p>1.729E-01</text:p>
          </table:table-cell>
          <table:table-cell office:value-type="float" office:value="0.1778" calcext:value-type="float">
            <text:p>1.778E-01</text:p>
          </table:table-cell>
          <table:table-cell office:value-type="float" office:value="0.0001849" calcext:value-type="float">
            <text:p>1.849E-04</text:p>
          </table:table-cell>
          <table:table-cell office:value-type="float" office:value="0.0001901" calcext:value-type="float">
            <text:p>1.901E-04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0.324" calcext:value-type="float">
            <text:p>0.324</text:p>
          </table:table-cell>
          <table:table-cell office:value-type="float" office:value="938.803" calcext:value-type="float">
            <text:p>938.803</text:p>
          </table:table-cell>
          <table:table-cell office:value-type="float" office:value="939.009" calcext:value-type="float">
            <text:p>939.009</text:p>
          </table:table-cell>
          <table:table-cell office:value-type="float" office:value="23.196" calcext:value-type="float">
            <text:p>23.196</text:p>
          </table:table-cell>
          <table:table-cell office:value-type="float" office:value="23.847" calcext:value-type="float">
            <text:p>23.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12" calcext:value-type="float">
            <text:p>7.120E-04</text:p>
          </table:table-cell>
          <table:table-cell office:value-type="float" office:value="0.0007586" calcext:value-type="float">
            <text:p>7.586E-04</text:p>
          </table:table-cell>
          <table:table-cell office:value-type="float" office:value="0.1802" calcext:value-type="float">
            <text:p>1.802E-01</text:p>
          </table:table-cell>
          <table:table-cell office:value-type="float" office:value="0.1859" calcext:value-type="float">
            <text:p>1.859E-01</text:p>
          </table:table-cell>
          <table:table-cell office:value-type="float" office:value="0.0001926" calcext:value-type="float">
            <text:p>1.926E-04</text:p>
          </table:table-cell>
          <table:table-cell office:value-type="float" office:value="0.0001988" calcext:value-type="float">
            <text:p>1.988E-04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.32" calcext:value-type="float">
            <text:p>0.320</text:p>
          </table:table-cell>
          <table:table-cell office:value-type="float" office:value="939.015" calcext:value-type="float">
            <text:p>939.015</text:p>
          </table:table-cell>
          <table:table-cell office:value-type="float" office:value="939.253" calcext:value-type="float">
            <text:p>939.253</text:p>
          </table:table-cell>
          <table:table-cell office:value-type="float" office:value="23.874" calcext:value-type="float">
            <text:p>23.874</text:p>
          </table:table-cell>
          <table:table-cell office:value-type="float" office:value="24.633" calcext:value-type="float">
            <text:p>24.6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7597" calcext:value-type="float">
            <text:p>7.597E-04</text:p>
          </table:table-cell>
          <table:table-cell office:value-type="float" office:value="0.0008023" calcext:value-type="float">
            <text:p>8.023E-04</text:p>
          </table:table-cell>
          <table:table-cell office:value-type="float" office:value="0.1885" calcext:value-type="float">
            <text:p>1.885E-01</text:p>
          </table:table-cell>
          <table:table-cell office:value-type="float" office:value="0.1937" calcext:value-type="float">
            <text:p>1.937E-01</text:p>
          </table:table-cell>
          <table:table-cell office:value-type="float" office:value="0.0002016" calcext:value-type="float">
            <text:p>2.016E-04</text:p>
          </table:table-cell>
          <table:table-cell office:value-type="float" office:value="0.0002071" calcext:value-type="float">
            <text:p>2.071E-0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0.316" calcext:value-type="float">
            <text:p>0.316</text:p>
          </table:table-cell>
          <table:table-cell office:value-type="float" office:value="939.258" calcext:value-type="float">
            <text:p>939.258</text:p>
          </table:table-cell>
          <table:table-cell office:value-type="float" office:value="939.467" calcext:value-type="float">
            <text:p>939.467</text:p>
          </table:table-cell>
          <table:table-cell office:value-type="float" office:value="24.651" calcext:value-type="float">
            <text:p>24.651</text:p>
          </table:table-cell>
          <table:table-cell office:value-type="float" office:value="25.324" calcext:value-type="float">
            <text:p>25.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8034" calcext:value-type="float">
            <text:p>8.034E-04</text:p>
          </table:table-cell>
          <table:table-cell office:value-type="float" office:value="0.0008226" calcext:value-type="float">
            <text:p>8.226E-04</text:p>
          </table:table-cell>
          <table:table-cell office:value-type="float" office:value="0.196" calcext:value-type="float">
            <text:p>1.960E-01</text:p>
          </table:table-cell>
          <table:table-cell office:value-type="float" office:value="0.1983" calcext:value-type="float">
            <text:p>1.983E-01</text:p>
          </table:table-cell>
          <table:table-cell office:value-type="float" office:value="0.0002095" calcext:value-type="float">
            <text:p>2.095E-04</text:p>
          </table:table-cell>
          <table:table-cell office:value-type="float" office:value="0.0002119" calcext:value-type="float">
            <text:p>2.119E-0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312" calcext:value-type="float">
            <text:p>0.312</text:p>
          </table:table-cell>
          <table:table-cell office:value-type="float" office:value="939.472" calcext:value-type="float">
            <text:p>939.472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353" calcext:value-type="float">
            <text:p>25.353</text:p>
          </table:table-cell>
          <table:table-cell office:value-type="float" office:value="25.65" calcext:value-type="float">
            <text:p>25.650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476" calcext:value-type="float">
            <text:p>2.476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062" calcext:value-type="float">
            <text:p>9.062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09712" calcext:value-type="float">
            <text:p>9.712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617" calcext:value-type="float">
            <text:p>935.617</text:p>
          </table:table-cell>
          <table:table-cell office:value-type="float" office:value="12.044" calcext:value-type="float">
            <text:p>12.044</text:p>
          </table:table-cell>
          <table:table-cell office:value-type="float" office:value="14.113" calcext:value-type="float">
            <text:p>14.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479" calcext:value-type="float">
            <text:p>2.479E-04</text:p>
          </table:table-cell>
          <table:table-cell office:value-type="float" office:value="0.0003521" calcext:value-type="float">
            <text:p>3.521E-04</text:p>
          </table:table-cell>
          <table:table-cell office:value-type="float" office:value="0.09468" calcext:value-type="float">
            <text:p>9.468E-02</text:p>
          </table:table-cell>
          <table:table-cell office:value-type="float" office:value="0.1126" calcext:value-type="float">
            <text:p>1.126E-01</text:p>
          </table:table-cell>
          <table:table-cell office:value-type="float" office:value="0.0001015" calcext:value-type="float">
            <text:p>1.015E-04</text:p>
          </table:table-cell>
          <table:table-cell office:value-type="float" office:value="0.0001206" calcext:value-type="float">
            <text:p>1.206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621" calcext:value-type="float">
            <text:p>935.621</text:p>
          </table:table-cell>
          <table:table-cell office:value-type="float" office:value="936.558" calcext:value-type="float">
            <text:p>936.558</text:p>
          </table:table-cell>
          <table:table-cell office:value-type="float" office:value="14.113" calcext:value-type="float">
            <text:p>14.113</text:p>
          </table:table-cell>
          <table:table-cell office:value-type="float" office:value="16.775" calcext:value-type="float">
            <text:p>16.7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26" calcext:value-type="float">
            <text:p>3.526E-04</text:p>
          </table:table-cell>
          <table:table-cell office:value-type="float" office:value="0.0004353" calcext:value-type="float">
            <text:p>4.353E-04</text:p>
          </table:table-cell>
          <table:table-cell office:value-type="float" office:value="0.1164" calcext:value-type="float">
            <text:p>1.164E-01</text:p>
          </table:table-cell>
          <table:table-cell office:value-type="float" office:value="0.1292" calcext:value-type="float">
            <text:p>1.292E-01</text:p>
          </table:table-cell>
          <table:table-cell office:value-type="float" office:value="0.0001247" calcext:value-type="float">
            <text:p>1.247E-04</text:p>
          </table:table-cell>
          <table:table-cell office:value-type="float" office:value="0.0001383" calcext:value-type="float">
            <text:p>1.383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62" calcext:value-type="float">
            <text:p>936.562</text:p>
          </table:table-cell>
          <table:table-cell office:value-type="float" office:value="937.191" calcext:value-type="float">
            <text:p>937.191</text:p>
          </table:table-cell>
          <table:table-cell office:value-type="float" office:value="16.868" calcext:value-type="float">
            <text:p>16.868</text:p>
          </table:table-cell>
          <table:table-cell office:value-type="float" office:value="18.711" calcext:value-type="float">
            <text:p>18.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359" calcext:value-type="float">
            <text:p>4.359E-04</text:p>
          </table:table-cell>
          <table:table-cell office:value-type="float" office:value="0.0005366" calcext:value-type="float">
            <text:p>5.366E-04</text:p>
          </table:table-cell>
          <table:table-cell office:value-type="float" office:value="0.1332" calcext:value-type="float">
            <text:p>1.332E-01</text:p>
          </table:table-cell>
          <table:table-cell office:value-type="float" office:value="0.1477" calcext:value-type="float">
            <text:p>1.477E-01</text:p>
          </table:table-cell>
          <table:table-cell office:value-type="float" office:value="0.0001426" calcext:value-type="float">
            <text:p>1.426E-04</text:p>
          </table:table-cell>
          <table:table-cell office:value-type="float" office:value="0.000158" calcext:value-type="float">
            <text:p>1.580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96" calcext:value-type="float">
            <text:p>937.196</text:p>
          </table:table-cell>
          <table:table-cell office:value-type="float" office:value="937.865" calcext:value-type="float">
            <text:p>937.865</text:p>
          </table:table-cell>
          <table:table-cell office:value-type="float" office:value="18.715" calcext:value-type="float">
            <text:p>18.715</text:p>
          </table:table-cell>
          <table:table-cell office:value-type="float" office:value="20.734" calcext:value-type="float">
            <text:p>20.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374" calcext:value-type="float">
            <text:p>5.374E-04</text:p>
          </table:table-cell>
          <table:table-cell office:value-type="float" office:value="0.0006566" calcext:value-type="float">
            <text:p>6.566E-04</text:p>
          </table:table-cell>
          <table:table-cell office:value-type="float" office:value="0.1526" calcext:value-type="float">
            <text:p>1.526E-01</text:p>
          </table:table-cell>
          <table:table-cell office:value-type="float" office:value="0.1686" calcext:value-type="float">
            <text:p>1.686E-01</text:p>
          </table:table-cell>
          <table:table-cell office:value-type="float" office:value="0.0001633" calcext:value-type="float">
            <text:p>1.633E-04</text:p>
          </table:table-cell>
          <table:table-cell office:value-type="float" office:value="0.0001803" calcext:value-type="float">
            <text:p>1.803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87" calcext:value-type="float">
            <text:p>937.870</text:p>
          </table:table-cell>
          <table:table-cell office:value-type="float" office:value="938.564" calcext:value-type="float">
            <text:p>938.564</text:p>
          </table:table-cell>
          <table:table-cell office:value-type="float" office:value="20.739" calcext:value-type="float">
            <text:p>20.739</text:p>
          </table:table-cell>
          <table:table-cell office:value-type="float" office:value="22.896" calcext:value-type="float">
            <text:p>22.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576" calcext:value-type="float">
            <text:p>6.576E-04</text:p>
          </table:table-cell>
          <table:table-cell office:value-type="float" office:value="0.0008011" calcext:value-type="float">
            <text:p>8.011E-04</text:p>
          </table:table-cell>
          <table:table-cell office:value-type="float" office:value="0.1746" calcext:value-type="float">
            <text:p>1.746E-01</text:p>
          </table:table-cell>
          <table:table-cell office:value-type="float" office:value="0.1926" calcext:value-type="float">
            <text:p>1.926E-01</text:p>
          </table:table-cell>
          <table:table-cell office:value-type="float" office:value="0.0001867" calcext:value-type="float">
            <text:p>1.867E-04</text:p>
          </table:table-cell>
          <table:table-cell office:value-type="float" office:value="0.0002059" calcext:value-type="float">
            <text:p>2.059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69" calcext:value-type="float">
            <text:p>938.569</text:p>
          </table:table-cell>
          <table:table-cell office:value-type="float" office:value="939.3" calcext:value-type="float">
            <text:p>939.300</text:p>
          </table:table-cell>
          <table:table-cell office:value-type="float" office:value="22.902" calcext:value-type="float">
            <text:p>22.902</text:p>
          </table:table-cell>
          <table:table-cell office:value-type="float" office:value="25.251" calcext:value-type="float">
            <text:p>25.2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8023" calcext:value-type="float">
            <text:p>8.023E-04</text:p>
          </table:table-cell>
          <table:table-cell office:value-type="float" office:value="0.0008585" calcext:value-type="float">
            <text:p>8.585E-04</text:p>
          </table:table-cell>
          <table:table-cell office:value-type="float" office:value="0.2" calcext:value-type="float">
            <text:p>2.000E-01</text:p>
          </table:table-cell>
          <table:table-cell office:value-type="float" office:value="0.2068" calcext:value-type="float">
            <text:p>2.068E-01</text:p>
          </table:table-cell>
          <table:table-cell office:value-type="float" office:value="0.0002138" calcext:value-type="float">
            <text:p>2.138E-04</text:p>
          </table:table-cell>
          <table:table-cell office:value-type="float" office:value="0.0002211" calcext:value-type="float">
            <text:p>2.211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06" calcext:value-type="float">
            <text:p>939.306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259" calcext:value-type="float">
            <text:p>25.259</text:p>
          </table:table-cell>
          <table:table-cell office:value-type="float" office:value="26.12" calcext:value-type="float">
            <text:p>26.120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661" calcext:value-type="float">
            <text:p>2.661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392" calcext:value-type="float">
            <text:p>9.392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06" calcext:value-type="float">
            <text:p>1.006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804" calcext:value-type="float">
            <text:p>935.804</text:p>
          </table:table-cell>
          <table:table-cell office:value-type="float" office:value="12.044" calcext:value-type="float">
            <text:p>12.044</text:p>
          </table:table-cell>
          <table:table-cell office:value-type="float" office:value="14.623" calcext:value-type="float">
            <text:p>14.6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665" calcext:value-type="float">
            <text:p>2.665E-04</text:p>
          </table:table-cell>
          <table:table-cell office:value-type="float" office:value="0.0004437" calcext:value-type="float">
            <text:p>4.437E-04</text:p>
          </table:table-cell>
          <table:table-cell office:value-type="float" office:value="0.09812" calcext:value-type="float">
            <text:p>9.812E-02</text:p>
          </table:table-cell>
          <table:table-cell office:value-type="float" office:value="0.1263" calcext:value-type="float">
            <text:p>1.263E-01</text:p>
          </table:table-cell>
          <table:table-cell office:value-type="float" office:value="0.0001051" calcext:value-type="float">
            <text:p>1.051E-04</text:p>
          </table:table-cell>
          <table:table-cell office:value-type="float" office:value="0.0001352" calcext:value-type="float">
            <text:p>1.352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808" calcext:value-type="float">
            <text:p>935.808</text:p>
          </table:table-cell>
          <table:table-cell office:value-type="float" office:value="937.282" calcext:value-type="float">
            <text:p>937.282</text:p>
          </table:table-cell>
          <table:table-cell office:value-type="float" office:value="14.623" calcext:value-type="float">
            <text:p>14.623</text:p>
          </table:table-cell>
          <table:table-cell office:value-type="float" office:value="18.805" calcext:value-type="float">
            <text:p>18.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443" calcext:value-type="float">
            <text:p>4.443E-04</text:p>
          </table:table-cell>
          <table:table-cell office:value-type="float" office:value="0.0004854" calcext:value-type="float">
            <text:p>4.854E-04</text:p>
          </table:table-cell>
          <table:table-cell office:value-type="float" office:value="0.1305" calcext:value-type="float">
            <text:p>1.305E-01</text:p>
          </table:table-cell>
          <table:table-cell office:value-type="float" office:value="0.1364" calcext:value-type="float">
            <text:p>1.364E-01</text:p>
          </table:table-cell>
          <table:table-cell office:value-type="float" office:value="0.0001397" calcext:value-type="float">
            <text:p>1.397E-04</text:p>
          </table:table-cell>
          <table:table-cell office:value-type="float" office:value="0.000146" calcext:value-type="float">
            <text:p>1.460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7.287" calcext:value-type="float">
            <text:p>937.287</text:p>
          </table:table-cell>
          <table:table-cell office:value-type="float" office:value="937.575" calcext:value-type="float">
            <text:p>937.575</text:p>
          </table:table-cell>
          <table:table-cell office:value-type="float" office:value="18.903" calcext:value-type="float">
            <text:p>18.903</text:p>
          </table:table-cell>
          <table:table-cell office:value-type="float" office:value="19.744" calcext:value-type="float">
            <text:p>19.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861" calcext:value-type="float">
            <text:p>4.861E-04</text:p>
          </table:table-cell>
          <table:table-cell office:value-type="float" office:value="0.0005819" calcext:value-type="float">
            <text:p>5.819E-04</text:p>
          </table:table-cell>
          <table:table-cell office:value-type="float" office:value="0.1406" calcext:value-type="float">
            <text:p>1.406E-01</text:p>
          </table:table-cell>
          <table:table-cell office:value-type="float" office:value="0.1537" calcext:value-type="float">
            <text:p>1.537E-01</text:p>
          </table:table-cell>
          <table:table-cell office:value-type="float" office:value="0.0001505" calcext:value-type="float">
            <text:p>1.505E-04</text:p>
          </table:table-cell>
          <table:table-cell office:value-type="float" office:value="0.0001645" calcext:value-type="float">
            <text:p>1.645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58" calcext:value-type="float">
            <text:p>937.580</text:p>
          </table:table-cell>
          <table:table-cell office:value-type="float" office:value="938.187" calcext:value-type="float">
            <text:p>938.187</text:p>
          </table:table-cell>
          <table:table-cell office:value-type="float" office:value="19.749" calcext:value-type="float">
            <text:p>19.749</text:p>
          </table:table-cell>
          <table:table-cell office:value-type="float" office:value="21.58" calcext:value-type="float">
            <text:p>21.5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827" calcext:value-type="float">
            <text:p>5.827E-04</text:p>
          </table:table-cell>
          <table:table-cell office:value-type="float" office:value="0.000787" calcext:value-type="float">
            <text:p>7.870E-04</text:p>
          </table:table-cell>
          <table:table-cell office:value-type="float" office:value="0.1589" calcext:value-type="float">
            <text:p>1.589E-01</text:p>
          </table:table-cell>
          <table:table-cell office:value-type="float" office:value="0.1845" calcext:value-type="float">
            <text:p>1.845E-01</text:p>
          </table:table-cell>
          <table:table-cell office:value-type="float" office:value="0.00017" calcext:value-type="float">
            <text:p>1.700E-04</text:p>
          </table:table-cell>
          <table:table-cell office:value-type="float" office:value="0.0001972" calcext:value-type="float">
            <text:p>1.972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192" calcext:value-type="float">
            <text:p>938.192</text:p>
          </table:table-cell>
          <table:table-cell office:value-type="float" office:value="939.305" calcext:value-type="float">
            <text:p>939.305</text:p>
          </table:table-cell>
          <table:table-cell office:value-type="float" office:value="21.586" calcext:value-type="float">
            <text:p>21.586</text:p>
          </table:table-cell>
          <table:table-cell office:value-type="float" office:value="25.043" calcext:value-type="float">
            <text:p>25.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7882" calcext:value-type="float">
            <text:p>7.882E-04</text:p>
          </table:table-cell>
          <table:table-cell office:value-type="float" office:value="0.000841" calcext:value-type="float">
            <text:p>8.410E-04</text:p>
          </table:table-cell>
          <table:table-cell office:value-type="float" office:value="0.1911" calcext:value-type="float">
            <text:p>1.911E-01</text:p>
          </table:table-cell>
          <table:table-cell office:value-type="float" office:value="0.1973" calcext:value-type="float">
            <text:p>1.973E-01</text:p>
          </table:table-cell>
          <table:table-cell office:value-type="float" office:value="0.0002042" calcext:value-type="float">
            <text:p>2.042E-04</text:p>
          </table:table-cell>
          <table:table-cell office:value-type="float" office:value="0.0002109" calcext:value-type="float">
            <text:p>2.109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9.311" calcext:value-type="float">
            <text:p>939.311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05" calcext:value-type="float">
            <text:p>25.050</text:p>
          </table:table-cell>
          <table:table-cell office:value-type="float" office:value="25.866" calcext:value-type="float">
            <text:p>25.866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653" calcext:value-type="float">
            <text:p>2.653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378" calcext:value-type="float">
            <text:p>9.378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05" calcext:value-type="float">
            <text:p>1.005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797" calcext:value-type="float">
            <text:p>935.797</text:p>
          </table:table-cell>
          <table:table-cell office:value-type="float" office:value="12.044" calcext:value-type="float">
            <text:p>12.044</text:p>
          </table:table-cell>
          <table:table-cell office:value-type="float" office:value="14.602" calcext:value-type="float">
            <text:p>14.6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657" calcext:value-type="float">
            <text:p>2.657E-04</text:p>
          </table:table-cell>
          <table:table-cell office:value-type="float" office:value="0.0003583" calcext:value-type="float">
            <text:p>3.583E-04</text:p>
          </table:table-cell>
          <table:table-cell office:value-type="float" office:value="0.09845" calcext:value-type="float">
            <text:p>9.845E-02</text:p>
          </table:table-cell>
          <table:table-cell office:value-type="float" office:value="0.1141" calcext:value-type="float">
            <text:p>1.141E-01</text:p>
          </table:table-cell>
          <table:table-cell office:value-type="float" office:value="0.0001055" calcext:value-type="float">
            <text:p>1.055E-04</text:p>
          </table:table-cell>
          <table:table-cell office:value-type="float" office:value="0.0001222" calcext:value-type="float">
            <text:p>1.222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8" calcext:value-type="float">
            <text:p>935.800</text:p>
          </table:table-cell>
          <table:table-cell office:value-type="float" office:value="936.614" calcext:value-type="float">
            <text:p>936.614</text:p>
          </table:table-cell>
          <table:table-cell office:value-type="float" office:value="14.688" calcext:value-type="float">
            <text:p>14.688</text:p>
          </table:table-cell>
          <table:table-cell office:value-type="float" office:value="17.012" calcext:value-type="float">
            <text:p>17.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89" calcext:value-type="float">
            <text:p>3.589E-04</text:p>
          </table:table-cell>
          <table:table-cell office:value-type="float" office:value="0.0004457" calcext:value-type="float">
            <text:p>4.457E-04</text:p>
          </table:table-cell>
          <table:table-cell office:value-type="float" office:value="0.1174" calcext:value-type="float">
            <text:p>1.174E-01</text:p>
          </table:table-cell>
          <table:table-cell office:value-type="float" office:value="0.1307" calcext:value-type="float">
            <text:p>1.307E-01</text:p>
          </table:table-cell>
          <table:table-cell office:value-type="float" office:value="0.0001258" calcext:value-type="float">
            <text:p>1.258E-04</text:p>
          </table:table-cell>
          <table:table-cell office:value-type="float" office:value="0.0001399" calcext:value-type="float">
            <text:p>1.399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18" calcext:value-type="float">
            <text:p>936.618</text:p>
          </table:table-cell>
          <table:table-cell office:value-type="float" office:value="937.272" calcext:value-type="float">
            <text:p>937.272</text:p>
          </table:table-cell>
          <table:table-cell office:value-type="float" office:value="17.015" calcext:value-type="float">
            <text:p>17.015</text:p>
          </table:table-cell>
          <table:table-cell office:value-type="float" office:value="18.93" calcext:value-type="float">
            <text:p>18.9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463" calcext:value-type="float">
            <text:p>4.463E-04</text:p>
          </table:table-cell>
          <table:table-cell office:value-type="float" office:value="0.0005518" calcext:value-type="float">
            <text:p>5.518E-04</text:p>
          </table:table-cell>
          <table:table-cell office:value-type="float" office:value="0.1348" calcext:value-type="float">
            <text:p>1.348E-01</text:p>
          </table:table-cell>
          <table:table-cell office:value-type="float" office:value="0.1497" calcext:value-type="float">
            <text:p>1.497E-01</text:p>
          </table:table-cell>
          <table:table-cell office:value-type="float" office:value="0.0001443" calcext:value-type="float">
            <text:p>1.443E-04</text:p>
          </table:table-cell>
          <table:table-cell office:value-type="float" office:value="0.0001602" calcext:value-type="float">
            <text:p>1.60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76" calcext:value-type="float">
            <text:p>937.276</text:p>
          </table:table-cell>
          <table:table-cell office:value-type="float" office:value="937.969" calcext:value-type="float">
            <text:p>937.969</text:p>
          </table:table-cell>
          <table:table-cell office:value-type="float" office:value="18.934" calcext:value-type="float">
            <text:p>18.934</text:p>
          </table:table-cell>
          <table:table-cell office:value-type="float" office:value="21.023" calcext:value-type="float">
            <text:p>21.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526" calcext:value-type="float">
            <text:p>5.526E-04</text:p>
          </table:table-cell>
          <table:table-cell office:value-type="float" office:value="0.0006842" calcext:value-type="float">
            <text:p>6.842E-04</text:p>
          </table:table-cell>
          <table:table-cell office:value-type="float" office:value="0.1548" calcext:value-type="float">
            <text:p>1.548E-01</text:p>
          </table:table-cell>
          <table:table-cell office:value-type="float" office:value="0.1721" calcext:value-type="float">
            <text:p>1.721E-01</text:p>
          </table:table-cell>
          <table:table-cell office:value-type="float" office:value="0.0001656" calcext:value-type="float">
            <text:p>1.656E-04</text:p>
          </table:table-cell>
          <table:table-cell office:value-type="float" office:value="0.000184" calcext:value-type="float">
            <text:p>1.84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74" calcext:value-type="float">
            <text:p>937.974</text:p>
          </table:table-cell>
          <table:table-cell office:value-type="float" office:value="938.727" calcext:value-type="float">
            <text:p>938.727</text:p>
          </table:table-cell>
          <table:table-cell office:value-type="float" office:value="21.028" calcext:value-type="float">
            <text:p>21.028</text:p>
          </table:table-cell>
          <table:table-cell office:value-type="float" office:value="23.368" calcext:value-type="float">
            <text:p>23.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852" calcext:value-type="float">
            <text:p>6.852E-04</text:p>
          </table:table-cell>
          <table:table-cell office:value-type="float" office:value="0.000779" calcext:value-type="float">
            <text:p>7.790E-04</text:p>
          </table:table-cell>
          <table:table-cell office:value-type="float" office:value="0.1782" calcext:value-type="float">
            <text:p>1.782E-01</text:p>
          </table:table-cell>
          <table:table-cell office:value-type="float" office:value="0.1899" calcext:value-type="float">
            <text:p>1.899E-01</text:p>
          </table:table-cell>
          <table:table-cell office:value-type="float" office:value="0.0001906" calcext:value-type="float">
            <text:p>1.906E-04</text:p>
          </table:table-cell>
          <table:table-cell office:value-type="float" office:value="0.0002031" calcext:value-type="float">
            <text:p>2.031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32" calcext:value-type="float">
            <text:p>938.732</text:p>
          </table:table-cell>
          <table:table-cell office:value-type="float" office:value="939.209" calcext:value-type="float">
            <text:p>939.209</text:p>
          </table:table-cell>
          <table:table-cell office:value-type="float" office:value="23.374" calcext:value-type="float">
            <text:p>23.374</text:p>
          </table:table-cell>
          <table:table-cell office:value-type="float" office:value="24.904" calcext:value-type="float">
            <text:p>24.9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801" calcext:value-type="float">
            <text:p>7.801E-04</text:p>
          </table:table-cell>
          <table:table-cell office:value-type="float" office:value="0.0008299" calcext:value-type="float">
            <text:p>8.299E-04</text:p>
          </table:table-cell>
          <table:table-cell office:value-type="float" office:value="0.1933" calcext:value-type="float">
            <text:p>1.933E-01</text:p>
          </table:table-cell>
          <table:table-cell office:value-type="float" office:value="0.1993" calcext:value-type="float">
            <text:p>1.993E-01</text:p>
          </table:table-cell>
          <table:table-cell office:value-type="float" office:value="0.0002066" calcext:value-type="float">
            <text:p>2.066E-04</text:p>
          </table:table-cell>
          <table:table-cell office:value-type="float" office:value="0.000213" calcext:value-type="float">
            <text:p>2.130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214" calcext:value-type="float">
            <text:p>939.214</text:p>
          </table:table-cell>
          <table:table-cell office:value-type="float" office:value="939.452" calcext:value-type="float">
            <text:p>939.452</text:p>
          </table:table-cell>
          <table:table-cell office:value-type="float" office:value="24.922" calcext:value-type="float">
            <text:p>24.922</text:p>
          </table:table-cell>
          <table:table-cell office:value-type="float" office:value="25.697" calcext:value-type="float">
            <text:p>25.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8311" calcext:value-type="float">
            <text:p>8.311E-04</text:p>
          </table:table-cell>
          <table:table-cell office:value-type="float" office:value="0.0008547" calcext:value-type="float">
            <text:p>8.547E-04</text:p>
          </table:table-cell>
          <table:table-cell office:value-type="float" office:value="0.2027" calcext:value-type="float">
            <text:p>2.027E-01</text:p>
          </table:table-cell>
          <table:table-cell office:value-type="float" office:value="0.2056" calcext:value-type="float">
            <text:p>2.056E-01</text:p>
          </table:table-cell>
          <table:table-cell office:value-type="float" office:value="0.0002167" calcext:value-type="float">
            <text:p>2.167E-04</text:p>
          </table:table-cell>
          <table:table-cell office:value-type="float" office:value="0.0002197" calcext:value-type="float">
            <text:p>2.197E-0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306" calcext:value-type="float">
            <text:p>0.306</text:p>
          </table:table-cell>
          <table:table-cell office:value-type="float" office:value="939.457" calcext:value-type="float">
            <text:p>939.457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716" calcext:value-type="float">
            <text:p>25.716</text:p>
          </table:table-cell>
          <table:table-cell office:value-type="float" office:value="26.075" calcext:value-type="float">
            <text:p>26.075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916" calcext:value-type="float">
            <text:p>2.916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825" calcext:value-type="float">
            <text:p>9.825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53" calcext:value-type="float">
            <text:p>1.053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6.052" calcext:value-type="float">
            <text:p>936.052</text:p>
          </table:table-cell>
          <table:table-cell office:value-type="float" office:value="12.044" calcext:value-type="float">
            <text:p>12.044</text:p>
          </table:table-cell>
          <table:table-cell office:value-type="float" office:value="15.296" calcext:value-type="float">
            <text:p>15.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92" calcext:value-type="float">
            <text:p>2.920E-04</text:p>
          </table:table-cell>
          <table:table-cell office:value-type="float" office:value="0.000361" calcext:value-type="float">
            <text:p>3.610E-04</text:p>
          </table:table-cell>
          <table:table-cell office:value-type="float" office:value="0.1031" calcext:value-type="float">
            <text:p>1.031E-01</text:p>
          </table:table-cell>
          <table:table-cell office:value-type="float" office:value="0.1145" calcext:value-type="float">
            <text:p>1.145E-01</text:p>
          </table:table-cell>
          <table:table-cell office:value-type="float" office:value="0.0001105" calcext:value-type="float">
            <text:p>1.105E-04</text:p>
          </table:table-cell>
          <table:table-cell office:value-type="float" office:value="0.0001226" calcext:value-type="float">
            <text:p>1.226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6.056" calcext:value-type="float">
            <text:p>936.056</text:p>
          </table:table-cell>
          <table:table-cell office:value-type="float" office:value="936.648" calcext:value-type="float">
            <text:p>936.648</text:p>
          </table:table-cell>
          <table:table-cell office:value-type="float" office:value="15.384" calcext:value-type="float">
            <text:p>15.384</text:p>
          </table:table-cell>
          <table:table-cell office:value-type="float" office:value="17.074" calcext:value-type="float">
            <text:p>17.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615" calcext:value-type="float">
            <text:p>3.615E-04</text:p>
          </table:table-cell>
          <table:table-cell office:value-type="float" office:value="0.0004251" calcext:value-type="float">
            <text:p>4.251E-04</text:p>
          </table:table-cell>
          <table:table-cell office:value-type="float" office:value="0.1179" calcext:value-type="float">
            <text:p>1.179E-01</text:p>
          </table:table-cell>
          <table:table-cell office:value-type="float" office:value="0.1277" calcext:value-type="float">
            <text:p>1.277E-01</text:p>
          </table:table-cell>
          <table:table-cell office:value-type="float" office:value="0.0001262" calcext:value-type="float">
            <text:p>1.262E-04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52" calcext:value-type="float">
            <text:p>936.652</text:p>
          </table:table-cell>
          <table:table-cell office:value-type="float" office:value="937.136" calcext:value-type="float">
            <text:p>937.136</text:p>
          </table:table-cell>
          <table:table-cell office:value-type="float" office:value="17.077" calcext:value-type="float">
            <text:p>17.077</text:p>
          </table:table-cell>
          <table:table-cell office:value-type="float" office:value="18.495" calcext:value-type="float">
            <text:p>18.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258" calcext:value-type="float">
            <text:p>4.258E-04</text:p>
          </table:table-cell>
          <table:table-cell office:value-type="float" office:value="0.0005134" calcext:value-type="float">
            <text:p>5.134E-04</text:p>
          </table:table-cell>
          <table:table-cell office:value-type="float" office:value="0.1317" calcext:value-type="float">
            <text:p>1.317E-01</text:p>
          </table:table-cell>
          <table:table-cell office:value-type="float" office:value="0.1445" calcext:value-type="float">
            <text:p>1.445E-01</text:p>
          </table:table-cell>
          <table:table-cell office:value-type="float" office:value="0.000141" calcext:value-type="float">
            <text:p>1.410E-04</text:p>
          </table:table-cell>
          <table:table-cell office:value-type="float" office:value="0.0001546" calcext:value-type="float">
            <text:p>1.546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4" calcext:value-type="float">
            <text:p>937.140</text:p>
          </table:table-cell>
          <table:table-cell office:value-type="float" office:value="937.733" calcext:value-type="float">
            <text:p>937.733</text:p>
          </table:table-cell>
          <table:table-cell office:value-type="float" office:value="18.499" calcext:value-type="float">
            <text:p>18.499</text:p>
          </table:table-cell>
          <table:table-cell office:value-type="float" office:value="20.287" calcext:value-type="float">
            <text:p>20.2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141" calcext:value-type="float">
            <text:p>5.141E-04</text:p>
          </table:table-cell>
          <table:table-cell office:value-type="float" office:value="0.0006328" calcext:value-type="float">
            <text:p>6.328E-04</text:p>
          </table:table-cell>
          <table:table-cell office:value-type="float" office:value="0.1493" calcext:value-type="float">
            <text:p>1.493E-01</text:p>
          </table:table-cell>
          <table:table-cell office:value-type="float" office:value="0.1655" calcext:value-type="float">
            <text:p>1.655E-01</text:p>
          </table:table-cell>
          <table:table-cell office:value-type="float" office:value="0.0001598" calcext:value-type="float">
            <text:p>1.598E-04</text:p>
          </table:table-cell>
          <table:table-cell office:value-type="float" office:value="0.000177" calcext:value-type="float">
            <text:p>1.77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38" calcext:value-type="float">
            <text:p>937.738</text:p>
          </table:table-cell>
          <table:table-cell office:value-type="float" office:value="938.443" calcext:value-type="float">
            <text:p>938.443</text:p>
          </table:table-cell>
          <table:table-cell office:value-type="float" office:value="20.291" calcext:value-type="float">
            <text:p>20.291</text:p>
          </table:table-cell>
          <table:table-cell office:value-type="float" office:value="22.484" calcext:value-type="float">
            <text:p>22.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338" calcext:value-type="float">
            <text:p>6.338E-04</text:p>
          </table:table-cell>
          <table:table-cell office:value-type="float" office:value="0.0006883" calcext:value-type="float">
            <text:p>6.883E-04</text:p>
          </table:table-cell>
          <table:table-cell office:value-type="float" office:value="0.1685" calcext:value-type="float">
            <text:p>1.685E-01</text:p>
          </table:table-cell>
          <table:table-cell office:value-type="float" office:value="0.1755" calcext:value-type="float">
            <text:p>1.755E-01</text:p>
          </table:table-cell>
          <table:table-cell office:value-type="float" office:value="0.0001802" calcext:value-type="float">
            <text:p>1.802E-04</text:p>
          </table:table-cell>
          <table:table-cell office:value-type="float" office:value="0.0001877" calcext:value-type="float">
            <text:p>1.877E-04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0.322" calcext:value-type="float">
            <text:p>0.322</text:p>
          </table:table-cell>
          <table:table-cell office:value-type="float" office:value="938.448" calcext:value-type="float">
            <text:p>938.448</text:p>
          </table:table-cell>
          <table:table-cell office:value-type="float" office:value="938.744" calcext:value-type="float">
            <text:p>938.744</text:p>
          </table:table-cell>
          <table:table-cell office:value-type="float" office:value="22.495" calcext:value-type="float">
            <text:p>22.495</text:p>
          </table:table-cell>
          <table:table-cell office:value-type="float" office:value="23.431" calcext:value-type="float">
            <text:p>23.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93" calcext:value-type="float">
            <text:p>6.893E-04</text:p>
          </table:table-cell>
          <table:table-cell office:value-type="float" office:value="0.0007247" calcext:value-type="float">
            <text:p>7.247E-04</text:p>
          </table:table-cell>
          <table:table-cell office:value-type="float" office:value="0.1787" calcext:value-type="float">
            <text:p>1.787E-01</text:p>
          </table:table-cell>
          <table:table-cell office:value-type="float" office:value="0.1832" calcext:value-type="float">
            <text:p>1.832E-01</text:p>
          </table:table-cell>
          <table:table-cell office:value-type="float" office:value="0.0001911" calcext:value-type="float">
            <text:p>1.911E-04</text:p>
          </table:table-cell>
          <table:table-cell office:value-type="float" office:value="0.0001959" calcext:value-type="float">
            <text:p>1.959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49" calcext:value-type="float">
            <text:p>938.749</text:p>
          </table:table-cell>
          <table:table-cell office:value-type="float" office:value="938.932" calcext:value-type="float">
            <text:p>938.932</text:p>
          </table:table-cell>
          <table:table-cell office:value-type="float" office:value="23.442" calcext:value-type="float">
            <text:p>23.442</text:p>
          </table:table-cell>
          <table:table-cell office:value-type="float" office:value="24.03" calcext:value-type="float">
            <text:p>24.0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7258" calcext:value-type="float">
            <text:p>7.258E-04</text:p>
          </table:table-cell>
          <table:table-cell office:value-type="float" office:value="0.000856" calcext:value-type="float">
            <text:p>8.560E-04</text:p>
          </table:table-cell>
          <table:table-cell office:value-type="float" office:value="0.1864" calcext:value-type="float">
            <text:p>1.864E-01</text:p>
          </table:table-cell>
          <table:table-cell office:value-type="float" office:value="0.2024" calcext:value-type="float">
            <text:p>2.024E-01</text:p>
          </table:table-cell>
          <table:table-cell office:value-type="float" office:value="0.0001993" calcext:value-type="float">
            <text:p>1.993E-04</text:p>
          </table:table-cell>
          <table:table-cell office:value-type="float" office:value="0.0002163" calcext:value-type="float">
            <text:p>2.163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938" calcext:value-type="float">
            <text:p>938.938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4.048" calcext:value-type="float">
            <text:p>24.048</text:p>
          </table:table-cell>
          <table:table-cell office:value-type="float" office:value="26.094" calcext:value-type="float">
            <text:p>26.094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806" calcext:value-type="float">
            <text:p>2.806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641" calcext:value-type="float">
            <text:p>9.641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33" calcext:value-type="float">
            <text:p>1.033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946" calcext:value-type="float">
            <text:p>935.946</text:p>
          </table:table-cell>
          <table:table-cell office:value-type="float" office:value="12.044" calcext:value-type="float">
            <text:p>12.044</text:p>
          </table:table-cell>
          <table:table-cell office:value-type="float" office:value="15.01" calcext:value-type="float">
            <text:p>15.0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81" calcext:value-type="float">
            <text:p>2.810E-04</text:p>
          </table:table-cell>
          <table:table-cell office:value-type="float" office:value="0.000351" calcext:value-type="float">
            <text:p>3.510E-04</text:p>
          </table:table-cell>
          <table:table-cell office:value-type="float" office:value="0.1012" calcext:value-type="float">
            <text:p>1.012E-01</text:p>
          </table:table-cell>
          <table:table-cell office:value-type="float" office:value="0.1129" calcext:value-type="float">
            <text:p>1.129E-01</text:p>
          </table:table-cell>
          <table:table-cell office:value-type="float" office:value="0.0001084" calcext:value-type="float">
            <text:p>1.084E-04</text:p>
          </table:table-cell>
          <table:table-cell office:value-type="float" office:value="0.000121" calcext:value-type="float">
            <text:p>1.210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95" calcext:value-type="float">
            <text:p>935.950</text:p>
          </table:table-cell>
          <table:table-cell office:value-type="float" office:value="936.561" calcext:value-type="float">
            <text:p>936.561</text:p>
          </table:table-cell>
          <table:table-cell office:value-type="float" office:value="15.097" calcext:value-type="float">
            <text:p>15.097</text:p>
          </table:table-cell>
          <table:table-cell office:value-type="float" office:value="16.841" calcext:value-type="float">
            <text:p>16.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15" calcext:value-type="float">
            <text:p>3.515E-04</text:p>
          </table:table-cell>
          <table:table-cell office:value-type="float" office:value="0.0004411" calcext:value-type="float">
            <text:p>4.411E-04</text:p>
          </table:table-cell>
          <table:table-cell office:value-type="float" office:value="0.1163" calcext:value-type="float">
            <text:p>1.163E-01</text:p>
          </table:table-cell>
          <table:table-cell office:value-type="float" office:value="0.1301" calcext:value-type="float">
            <text:p>1.301E-01</text:p>
          </table:table-cell>
          <table:table-cell office:value-type="float" office:value="0.0001245" calcext:value-type="float">
            <text:p>1.245E-04</text:p>
          </table:table-cell>
          <table:table-cell office:value-type="float" office:value="0.0001392" calcext:value-type="float">
            <text:p>1.392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65" calcext:value-type="float">
            <text:p>936.565</text:p>
          </table:table-cell>
          <table:table-cell office:value-type="float" office:value="937.244" calcext:value-type="float">
            <text:p>937.244</text:p>
          </table:table-cell>
          <table:table-cell office:value-type="float" office:value="16.844" calcext:value-type="float">
            <text:p>16.844</text:p>
          </table:table-cell>
          <table:table-cell office:value-type="float" office:value="18.834" calcext:value-type="float">
            <text:p>18.8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417" calcext:value-type="float">
            <text:p>4.417E-04</text:p>
          </table:table-cell>
          <table:table-cell office:value-type="float" office:value="0.0005389" calcext:value-type="float">
            <text:p>5.389E-04</text:p>
          </table:table-cell>
          <table:table-cell office:value-type="float" office:value="0.1341" calcext:value-type="float">
            <text:p>1.341E-01</text:p>
          </table:table-cell>
          <table:table-cell office:value-type="float" office:value="0.148" calcext:value-type="float">
            <text:p>1.480E-01</text:p>
          </table:table-cell>
          <table:table-cell office:value-type="float" office:value="0.0001436" calcext:value-type="float">
            <text:p>1.436E-04</text:p>
          </table:table-cell>
          <table:table-cell office:value-type="float" office:value="0.0001584" calcext:value-type="float">
            <text:p>1.584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49" calcext:value-type="float">
            <text:p>937.249</text:p>
          </table:table-cell>
          <table:table-cell office:value-type="float" office:value="937.892" calcext:value-type="float">
            <text:p>937.892</text:p>
          </table:table-cell>
          <table:table-cell office:value-type="float" office:value="18.838" calcext:value-type="float">
            <text:p>18.838</text:p>
          </table:table-cell>
          <table:table-cell office:value-type="float" office:value="20.779" calcext:value-type="float">
            <text:p>20.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397" calcext:value-type="float">
            <text:p>5.397E-04</text:p>
          </table:table-cell>
          <table:table-cell office:value-type="float" office:value="0.0006547" calcext:value-type="float">
            <text:p>6.547E-04</text:p>
          </table:table-cell>
          <table:table-cell office:value-type="float" office:value="0.153" calcext:value-type="float">
            <text:p>1.530E-01</text:p>
          </table:table-cell>
          <table:table-cell office:value-type="float" office:value="0.1683" calcext:value-type="float">
            <text:p>1.683E-01</text:p>
          </table:table-cell>
          <table:table-cell office:value-type="float" office:value="0.0001637" calcext:value-type="float">
            <text:p>1.637E-04</text:p>
          </table:table-cell>
          <table:table-cell office:value-type="float" office:value="0.00018" calcext:value-type="float">
            <text:p>1.80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897" calcext:value-type="float">
            <text:p>937.897</text:p>
          </table:table-cell>
          <table:table-cell office:value-type="float" office:value="938.566" calcext:value-type="float">
            <text:p>938.56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2.863" calcext:value-type="float">
            <text:p>22.8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556" calcext:value-type="float">
            <text:p>6.556E-04</text:p>
          </table:table-cell>
          <table:table-cell office:value-type="float" office:value="0.0007952" calcext:value-type="float">
            <text:p>7.952E-04</text:p>
          </table:table-cell>
          <table:table-cell office:value-type="float" office:value="0.1743" calcext:value-type="float">
            <text:p>1.743E-01</text:p>
          </table:table-cell>
          <table:table-cell office:value-type="float" office:value="0.1919" calcext:value-type="float">
            <text:p>1.919E-01</text:p>
          </table:table-cell>
          <table:table-cell office:value-type="float" office:value="0.0001865" calcext:value-type="float">
            <text:p>1.865E-04</text:p>
          </table:table-cell>
          <table:table-cell office:value-type="float" office:value="0.0002051" calcext:value-type="float">
            <text:p>2.051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71" calcext:value-type="float">
            <text:p>938.571</text:p>
          </table:table-cell>
          <table:table-cell office:value-type="float" office:value="939.284" calcext:value-type="float">
            <text:p>939.284</text:p>
          </table:table-cell>
          <table:table-cell office:value-type="float" office:value="22.869" calcext:value-type="float">
            <text:p>22.869</text:p>
          </table:table-cell>
          <table:table-cell office:value-type="float" office:value="25.16" calcext:value-type="float">
            <text:p>25.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964" calcext:value-type="float">
            <text:p>7.964E-04</text:p>
          </table:table-cell>
          <table:table-cell office:value-type="float" office:value="0.000856" calcext:value-type="float">
            <text:p>8.560E-04</text:p>
          </table:table-cell>
          <table:table-cell office:value-type="float" office:value="0.1993" calcext:value-type="float">
            <text:p>1.993E-01</text:p>
          </table:table-cell>
          <table:table-cell office:value-type="float" office:value="0.2065" calcext:value-type="float">
            <text:p>2.065E-01</text:p>
          </table:table-cell>
          <table:table-cell office:value-type="float" office:value="0.000213" calcext:value-type="float">
            <text:p>2.130E-04</text:p>
          </table:table-cell>
          <table:table-cell office:value-type="float" office:value="0.0002207" calcext:value-type="float">
            <text:p>2.207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29" calcext:value-type="float">
            <text:p>939.290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167" calcext:value-type="float">
            <text:p>25.167</text:p>
          </table:table-cell>
          <table:table-cell office:value-type="float" office:value="26.082" calcext:value-type="float">
            <text:p>26.082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351" calcext:value-type="float">
            <text:p>1.351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6467" calcext:value-type="float">
            <text:p>6.46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6937" calcext:value-type="float">
            <text:p>6.937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266" calcext:value-type="float">
            <text:p>934.266</text:p>
          </table:table-cell>
          <table:table-cell office:value-type="float" office:value="9.341" calcext:value-type="float">
            <text:p>9.341</text:p>
          </table:table-cell>
          <table:table-cell office:value-type="float" office:value="10.495" calcext:value-type="float">
            <text:p>10.4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353" calcext:value-type="float">
            <text:p>1.353E-04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6664" calcext:value-type="float">
            <text:p>6.664E-02</text:p>
          </table:table-cell>
          <table:table-cell office:value-type="float" office:value="0.07653" calcext:value-type="float">
            <text:p>7.653E-02</text:p>
          </table:table-cell>
          <table:table-cell office:value-type="float" office:value="0.00007147" calcext:value-type="float">
            <text:p>7.147E-05</text:p>
          </table:table-cell>
          <table:table-cell office:value-type="float" office:value="0.00008206" calcext:value-type="float">
            <text:p>8.206E-0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378" calcext:value-type="float">
            <text:p>0.378</text:p>
          </table:table-cell>
          <table:table-cell office:value-type="float" office:value="934.269" calcext:value-type="float">
            <text:p>934.269</text:p>
          </table:table-cell>
          <table:table-cell office:value-type="float" office:value="934.841" calcext:value-type="float">
            <text:p>934.841</text:p>
          </table:table-cell>
          <table:table-cell office:value-type="float" office:value="10.484" calcext:value-type="float">
            <text:p>10.484</text:p>
          </table:table-cell>
          <table:table-cell office:value-type="float" office:value="12.034" calcext:value-type="float">
            <text:p>12.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796" calcext:value-type="float">
            <text:p>1.796E-04</text:p>
          </table:table-cell>
          <table:table-cell office:value-type="float" office:value="0.0002168" calcext:value-type="float">
            <text:p>2.168E-04</text:p>
          </table:table-cell>
          <table:table-cell office:value-type="float" office:value="0.07867" calcext:value-type="float">
            <text:p>7.867E-02</text:p>
          </table:table-cell>
          <table:table-cell office:value-type="float" office:value="0.08633" calcext:value-type="float">
            <text:p>8.633E-02</text:p>
          </table:table-cell>
          <table:table-cell office:value-type="float" office:value="0.00008434" calcext:value-type="float">
            <text:p>8.434E-05</text:p>
          </table:table-cell>
          <table:table-cell office:value-type="float" office:value="0.00009254" calcext:value-type="float">
            <text:p>9.254E-0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4.845" calcext:value-type="float">
            <text:p>934.845</text:p>
          </table:table-cell>
          <table:table-cell office:value-type="float" office:value="935.266" calcext:value-type="float">
            <text:p>935.266</text:p>
          </table:table-cell>
          <table:table-cell office:value-type="float" office:value="12.043" calcext:value-type="float">
            <text:p>12.043</text:p>
          </table:table-cell>
          <table:table-cell office:value-type="float" office:value="13.212" calcext:value-type="float">
            <text:p>13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171" calcext:value-type="float">
            <text:p>2.171E-04</text:p>
          </table:table-cell>
          <table:table-cell office:value-type="float" office:value="0.0003605" calcext:value-type="float">
            <text:p>3.605E-04</text:p>
          </table:table-cell>
          <table:table-cell office:value-type="float" office:value="0.08868" calcext:value-type="float">
            <text:p>8.868E-02</text:p>
          </table:table-cell>
          <table:table-cell office:value-type="float" office:value="0.1139" calcext:value-type="float">
            <text:p>1.139E-01</text:p>
          </table:table-cell>
          <table:table-cell office:value-type="float" office:value="0.00009505" calcext:value-type="float">
            <text:p>9.505E-05</text:p>
          </table:table-cell>
          <table:table-cell office:value-type="float" office:value="0.000122" calcext:value-type="float">
            <text:p>1.220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269" calcext:value-type="float">
            <text:p>935.269</text:p>
          </table:table-cell>
          <table:table-cell office:value-type="float" office:value="936.59" calcext:value-type="float">
            <text:p>936.590</text:p>
          </table:table-cell>
          <table:table-cell office:value-type="float" office:value="13.221" calcext:value-type="float">
            <text:p>13.221</text:p>
          </table:table-cell>
          <table:table-cell office:value-type="float" office:value="16.971" calcext:value-type="float">
            <text:p>16.9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61" calcext:value-type="float">
            <text:p>3.610E-04</text:p>
          </table:table-cell>
          <table:table-cell office:value-type="float" office:value="0.0004295" calcext:value-type="float">
            <text:p>4.295E-04</text:p>
          </table:table-cell>
          <table:table-cell office:value-type="float" office:value="0.1178" calcext:value-type="float">
            <text:p>1.178E-01</text:p>
          </table:table-cell>
          <table:table-cell office:value-type="float" office:value="0.1284" calcext:value-type="float">
            <text:p>1.284E-01</text:p>
          </table:table-cell>
          <table:table-cell office:value-type="float" office:value="0.0001261" calcext:value-type="float">
            <text:p>1.261E-04</text:p>
          </table:table-cell>
          <table:table-cell office:value-type="float" office:value="0.0001374" calcext:value-type="float">
            <text:p>1.374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94" calcext:value-type="float">
            <text:p>936.594</text:p>
          </table:table-cell>
          <table:table-cell office:value-type="float" office:value="937.114" calcext:value-type="float">
            <text:p>937.114</text:p>
          </table:table-cell>
          <table:table-cell office:value-type="float" office:value="17.065" calcext:value-type="float">
            <text:p>17.065</text:p>
          </table:table-cell>
          <table:table-cell office:value-type="float" office:value="18.59" calcext:value-type="float">
            <text:p>18.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4302" calcext:value-type="float">
            <text:p>4.302E-04</text:p>
          </table:table-cell>
          <table:table-cell office:value-type="float" office:value="0.0005187" calcext:value-type="float">
            <text:p>5.187E-04</text:p>
          </table:table-cell>
          <table:table-cell office:value-type="float" office:value="0.1324" calcext:value-type="float">
            <text:p>1.324E-01</text:p>
          </table:table-cell>
          <table:table-cell office:value-type="float" office:value="0.1452" calcext:value-type="float">
            <text:p>1.452E-01</text:p>
          </table:table-cell>
          <table:table-cell office:value-type="float" office:value="0.0001417" calcext:value-type="float">
            <text:p>1.417E-04</text:p>
          </table:table-cell>
          <table:table-cell office:value-type="float" office:value="0.0001554" calcext:value-type="float">
            <text:p>1.554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19" calcext:value-type="float">
            <text:p>937.119</text:p>
          </table:table-cell>
          <table:table-cell office:value-type="float" office:value="937.714" calcext:value-type="float">
            <text:p>937.714</text:p>
          </table:table-cell>
          <table:table-cell office:value-type="float" office:value="18.593" calcext:value-type="float">
            <text:p>18.593</text:p>
          </table:table-cell>
          <table:table-cell office:value-type="float" office:value="20.39" calcext:value-type="float">
            <text:p>20.3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195" calcext:value-type="float">
            <text:p>5.195E-04</text:p>
          </table:table-cell>
          <table:table-cell office:value-type="float" office:value="0.0006254" calcext:value-type="float">
            <text:p>6.254E-04</text:p>
          </table:table-cell>
          <table:table-cell office:value-type="float" office:value="0.1501" calcext:value-type="float">
            <text:p>1.501E-01</text:p>
          </table:table-cell>
          <table:table-cell office:value-type="float" office:value="0.1645" calcext:value-type="float">
            <text:p>1.645E-01</text:p>
          </table:table-cell>
          <table:table-cell office:value-type="float" office:value="0.0001606" calcext:value-type="float">
            <text:p>1.606E-04</text:p>
          </table:table-cell>
          <table:table-cell office:value-type="float" office:value="0.000176" calcext:value-type="float">
            <text:p>1.760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19" calcext:value-type="float">
            <text:p>937.719</text:p>
          </table:table-cell>
          <table:table-cell office:value-type="float" office:value="938.349" calcext:value-type="float">
            <text:p>938.349</text:p>
          </table:table-cell>
          <table:table-cell office:value-type="float" office:value="20.395" calcext:value-type="float">
            <text:p>20.395</text:p>
          </table:table-cell>
          <table:table-cell office:value-type="float" office:value="22.353" calcext:value-type="float">
            <text:p>22.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263" calcext:value-type="float">
            <text:p>6.263E-04</text:p>
          </table:table-cell>
          <table:table-cell office:value-type="float" office:value="0.0007608" calcext:value-type="float">
            <text:p>7.608E-04</text:p>
          </table:table-cell>
          <table:table-cell office:value-type="float" office:value="0.1704" calcext:value-type="float">
            <text:p>1.704E-01</text:p>
          </table:table-cell>
          <table:table-cell office:value-type="float" office:value="0.1877" calcext:value-type="float">
            <text:p>1.877E-01</text:p>
          </table:table-cell>
          <table:table-cell office:value-type="float" office:value="0.0001823" calcext:value-type="float">
            <text:p>1.823E-04</text:p>
          </table:table-cell>
          <table:table-cell office:value-type="float" office:value="0.0002007" calcext:value-type="float">
            <text:p>2.007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354" calcext:value-type="float">
            <text:p>938.354</text:p>
          </table:table-cell>
          <table:table-cell office:value-type="float" office:value="939.056" calcext:value-type="float">
            <text:p>939.056</text:p>
          </table:table-cell>
          <table:table-cell office:value-type="float" office:value="22.359" calcext:value-type="float">
            <text:p>22.359</text:p>
          </table:table-cell>
          <table:table-cell office:value-type="float" office:value="24.615" calcext:value-type="float">
            <text:p>24.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7619" calcext:value-type="float">
            <text:p>7.619E-04</text:p>
          </table:table-cell>
          <table:table-cell office:value-type="float" office:value="0.00087" calcext:value-type="float">
            <text:p>8.700E-04</text:p>
          </table:table-cell>
          <table:table-cell office:value-type="float" office:value="0.1949" calcext:value-type="float">
            <text:p>1.949E-01</text:p>
          </table:table-cell>
          <table:table-cell office:value-type="float" office:value="0.2082" calcext:value-type="float">
            <text:p>2.082E-01</text:p>
          </table:table-cell>
          <table:table-cell office:value-type="float" office:value="0.0002084" calcext:value-type="float">
            <text:p>2.084E-04</text:p>
          </table:table-cell>
          <table:table-cell office:value-type="float" office:value="0.0002225" calcext:value-type="float">
            <text:p>2.225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062" calcext:value-type="float">
            <text:p>939.062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4.622" calcext:value-type="float">
            <text:p>24.622</text:p>
          </table:table-cell>
          <table:table-cell office:value-type="float" office:value="26.292" calcext:value-type="float">
            <text:p>26.292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716" calcext:value-type="float">
            <text:p>2.716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488" calcext:value-type="float">
            <text:p>9.488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1017" calcext:value-type="float">
            <text:p>1.017E-0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859" calcext:value-type="float">
            <text:p>935.859</text:p>
          </table:table-cell>
          <table:table-cell office:value-type="float" office:value="12.044" calcext:value-type="float">
            <text:p>12.044</text:p>
          </table:table-cell>
          <table:table-cell office:value-type="float" office:value="14.772" calcext:value-type="float">
            <text:p>14.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721" calcext:value-type="float">
            <text:p>2.721E-04</text:p>
          </table:table-cell>
          <table:table-cell office:value-type="float" office:value="0.0003541" calcext:value-type="float">
            <text:p>3.541E-04</text:p>
          </table:table-cell>
          <table:table-cell office:value-type="float" office:value="0.0996" calcext:value-type="float">
            <text:p>9.960E-02</text:p>
          </table:table-cell>
          <table:table-cell office:value-type="float" office:value="0.1134" calcext:value-type="float">
            <text:p>1.134E-01</text:p>
          </table:table-cell>
          <table:table-cell office:value-type="float" office:value="0.0001067" calcext:value-type="float">
            <text:p>1.067E-04</text:p>
          </table:table-cell>
          <table:table-cell office:value-type="float" office:value="0.0001215" calcext:value-type="float">
            <text:p>1.215E-04</text:p>
          </table:table-cell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863" calcext:value-type="float">
            <text:p>935.863</text:p>
          </table:table-cell>
          <table:table-cell office:value-type="float" office:value="936.582" calcext:value-type="float">
            <text:p>936.582</text:p>
          </table:table-cell>
          <table:table-cell office:value-type="float" office:value="14.859" calcext:value-type="float">
            <text:p>14.859</text:p>
          </table:table-cell>
          <table:table-cell office:value-type="float" office:value="16.914" calcext:value-type="float">
            <text:p>16.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547" calcext:value-type="float">
            <text:p>3.547E-04</text:p>
          </table:table-cell>
          <table:table-cell office:value-type="float" office:value="0.0004295" calcext:value-type="float">
            <text:p>4.295E-04</text:p>
          </table:table-cell>
          <table:table-cell office:value-type="float" office:value="0.1168" calcext:value-type="float">
            <text:p>1.168E-01</text:p>
          </table:table-cell>
          <table:table-cell office:value-type="float" office:value="0.1284" calcext:value-type="float">
            <text:p>1.284E-01</text:p>
          </table:table-cell>
          <table:table-cell office:value-type="float" office:value="0.0001251" calcext:value-type="float">
            <text:p>1.251E-04</text:p>
          </table:table-cell>
          <table:table-cell office:value-type="float" office:value="0.0001374" calcext:value-type="float">
            <text:p>1.374E-04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87" calcext:value-type="float">
            <text:p>936.587</text:p>
          </table:table-cell>
          <table:table-cell office:value-type="float" office:value="937.157" calcext:value-type="float">
            <text:p>937.157</text:p>
          </table:table-cell>
          <table:table-cell office:value-type="float" office:value="16.917" calcext:value-type="float">
            <text:p>16.917</text:p>
          </table:table-cell>
          <table:table-cell office:value-type="float" office:value="18.59" calcext:value-type="float">
            <text:p>18.5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4302" calcext:value-type="float">
            <text:p>4.302E-04</text:p>
          </table:table-cell>
          <table:table-cell office:value-type="float" office:value="0.0005172" calcext:value-type="float">
            <text:p>5.172E-04</text:p>
          </table:table-cell>
          <table:table-cell office:value-type="float" office:value="0.1324" calcext:value-type="float">
            <text:p>1.324E-01</text:p>
          </table:table-cell>
          <table:table-cell office:value-type="float" office:value="0.145" calcext:value-type="float">
            <text:p>1.450E-01</text:p>
          </table:table-cell>
          <table:table-cell office:value-type="float" office:value="0.0001417" calcext:value-type="float">
            <text:p>1.417E-04</text:p>
          </table:table-cell>
          <table:table-cell office:value-type="float" office:value="0.0001552" calcext:value-type="float">
            <text:p>1.55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62" calcext:value-type="float">
            <text:p>937.162</text:p>
          </table:table-cell>
          <table:table-cell office:value-type="float" office:value="937.748" calcext:value-type="float">
            <text:p>937.748</text:p>
          </table:table-cell>
          <table:table-cell office:value-type="float" office:value="18.593" calcext:value-type="float">
            <text:p>18.593</text:p>
          </table:table-cell>
          <table:table-cell office:value-type="float" office:value="20.361" calcext:value-type="float">
            <text:p>20.3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179" calcext:value-type="float">
            <text:p>5.179E-04</text:p>
          </table:table-cell>
          <table:table-cell office:value-type="float" office:value="0.0006441" calcext:value-type="float">
            <text:p>6.441E-04</text:p>
          </table:table-cell>
          <table:table-cell office:value-type="float" office:value="0.1499" calcext:value-type="float">
            <text:p>1.499E-01</text:p>
          </table:table-cell>
          <table:table-cell office:value-type="float" office:value="0.167" calcext:value-type="float">
            <text:p>1.670E-01</text:p>
          </table:table-cell>
          <table:table-cell office:value-type="float" office:value="0.0001604" calcext:value-type="float">
            <text:p>1.604E-04</text:p>
          </table:table-cell>
          <table:table-cell office:value-type="float" office:value="0.0001786" calcext:value-type="float">
            <text:p>1.786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52" calcext:value-type="float">
            <text:p>937.752</text:p>
          </table:table-cell>
          <table:table-cell office:value-type="float" office:value="938.497" calcext:value-type="float">
            <text:p>938.497</text:p>
          </table:table-cell>
          <table:table-cell office:value-type="float" office:value="20.365" calcext:value-type="float">
            <text:p>20.365</text:p>
          </table:table-cell>
          <table:table-cell office:value-type="float" office:value="22.681" calcext:value-type="float">
            <text:p>22.6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451" calcext:value-type="float">
            <text:p>6.451E-04</text:p>
          </table:table-cell>
          <table:table-cell office:value-type="float" office:value="0.0007464" calcext:value-type="float">
            <text:p>7.464E-04</text:p>
          </table:table-cell>
          <table:table-cell office:value-type="float" office:value="0.1729" calcext:value-type="float">
            <text:p>1.729E-01</text:p>
          </table:table-cell>
          <table:table-cell office:value-type="float" office:value="0.1859" calcext:value-type="float">
            <text:p>1.859E-01</text:p>
          </table:table-cell>
          <table:table-cell office:value-type="float" office:value="0.000185" calcext:value-type="float">
            <text:p>1.850E-04</text:p>
          </table:table-cell>
          <table:table-cell office:value-type="float" office:value="0.0001988" calcext:value-type="float">
            <text:p>1.98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02" calcext:value-type="float">
            <text:p>938.502</text:p>
          </table:table-cell>
          <table:table-cell office:value-type="float" office:value="939.03" calcext:value-type="float">
            <text:p>939.030</text:p>
          </table:table-cell>
          <table:table-cell office:value-type="float" office:value="22.687" calcext:value-type="float">
            <text:p>22.687</text:p>
          </table:table-cell>
          <table:table-cell office:value-type="float" office:value="24.383" calcext:value-type="float">
            <text:p>24.3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7475" calcext:value-type="float">
            <text:p>7.475E-04</text:p>
          </table:table-cell>
          <table:table-cell office:value-type="float" office:value="0.0008373" calcext:value-type="float">
            <text:p>8.373E-04</text:p>
          </table:table-cell>
          <table:table-cell office:value-type="float" office:value="0.1892" calcext:value-type="float">
            <text:p>1.892E-01</text:p>
          </table:table-cell>
          <table:table-cell office:value-type="float" office:value="0.2002" calcext:value-type="float">
            <text:p>2.002E-01</text:p>
          </table:table-cell>
          <table:table-cell office:value-type="float" office:value="0.0002023" calcext:value-type="float">
            <text:p>2.023E-04</text:p>
          </table:table-cell>
          <table:table-cell office:value-type="float" office:value="0.000214" calcext:value-type="float">
            <text:p>2.140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036" calcext:value-type="float">
            <text:p>939.036</text:p>
          </table:table-cell>
          <table:table-cell office:value-type="float" office:value="939.467" calcext:value-type="float">
            <text:p>939.467</text:p>
          </table:table-cell>
          <table:table-cell office:value-type="float" office:value="24.401" calcext:value-type="float">
            <text:p>24.401</text:p>
          </table:table-cell>
          <table:table-cell office:value-type="float" office:value="25.81" calcext:value-type="float">
            <text:p>25.8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8385" calcext:value-type="float">
            <text:p>8.385E-04</text:p>
          </table:table-cell>
          <table:table-cell office:value-type="float" office:value="0.0008585" calcext:value-type="float">
            <text:p>8.585E-04</text:p>
          </table:table-cell>
          <table:table-cell office:value-type="float" office:value="0.2069" calcext:value-type="float">
            <text:p>2.069E-01</text:p>
          </table:table-cell>
          <table:table-cell office:value-type="float" office:value="0.2093" calcext:value-type="float">
            <text:p>2.093E-01</text:p>
          </table:table-cell>
          <table:table-cell office:value-type="float" office:value="0.0002211" calcext:value-type="float">
            <text:p>2.211E-04</text:p>
          </table:table-cell>
          <table:table-cell office:value-type="float" office:value="0.0002237" calcext:value-type="float">
            <text:p>2.237E-04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.302" calcext:value-type="float">
            <text:p>0.302</text:p>
          </table:table-cell>
          <table:table-cell office:value-type="float" office:value="939.473" calcext:value-type="float">
            <text:p>939.473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829" calcext:value-type="float">
            <text:p>25.829</text:p>
          </table:table-cell>
          <table:table-cell office:value-type="float" office:value="26.132" calcext:value-type="float">
            <text:p>26.132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2628" calcext:value-type="float">
            <text:p>2.628E-07</text:p>
          </table:table-cell>
          <table:table-cell office:value-type="float" office:value="0.001597" calcext:value-type="float">
            <text:p>1.597E-03</text:p>
          </table:table-cell>
          <table:table-cell office:value-type="float" office:value="0.003584" calcext:value-type="float">
            <text:p>3.584E-03</text:p>
          </table:table-cell>
          <table:table-cell office:value-type="float" office:value="0.000001717" calcext:value-type="float">
            <text:p>1.717E-06</text:p>
          </table:table-cell>
          <table:table-cell office:value-type="float" office:value="0.000003852" calcext:value-type="float">
            <text:p>3.852E-06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348" calcext:value-type="float">
            <text:p>930.348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0.597" calcext:value-type="float">
            <text:p>0.597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2632" calcext:value-type="float">
            <text:p>2.632E-07</text:p>
          </table:table-cell>
          <table:table-cell office:value-type="float" office:value="0.000009711" calcext:value-type="float">
            <text:p>9.711E-06</text:p>
          </table:table-cell>
          <table:table-cell office:value-type="float" office:value="0.003717" calcext:value-type="float">
            <text:p>3.717E-03</text:p>
          </table:table-cell>
          <table:table-cell office:value-type="float" office:value="0.01577" calcext:value-type="float">
            <text:p>1.577E-02</text:p>
          </table:table-cell>
          <table:table-cell office:value-type="float" office:value="0.000003995" calcext:value-type="float">
            <text:p>3.995E-06</text:p>
          </table:table-cell>
          <table:table-cell office:value-type="float" office:value="0.00001694" calcext:value-type="float">
            <text:p>1.694E-0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438" calcext:value-type="float">
            <text:p>930.438</text:p>
          </table:table-cell>
          <table:table-cell office:value-type="float" office:value="931.318" calcext:value-type="float">
            <text:p>931.318</text:p>
          </table:table-cell>
          <table:table-cell office:value-type="float" office:value="0.866" calcext:value-type="float">
            <text:p>0.866</text:p>
          </table:table-cell>
          <table:table-cell office:value-type="float" office:value="3.007" calcext:value-type="float">
            <text:p>3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9725" calcext:value-type="float">
            <text:p>9.725E-06</text:p>
          </table:table-cell>
          <table:table-cell office:value-type="float" office:value="0.00001081" calcext:value-type="float">
            <text:p>1.081E-05</text:p>
          </table:table-cell>
          <table:table-cell office:value-type="float" office:value="0.01629" calcext:value-type="float">
            <text:p>1.629E-02</text:p>
          </table:table-cell>
          <table:table-cell office:value-type="float" office:value="0.01711" calcext:value-type="float">
            <text:p>1.711E-02</text:p>
          </table:table-cell>
          <table:table-cell office:value-type="float" office:value="0.0000175" calcext:value-type="float">
            <text:p>1.750E-05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19" calcext:value-type="float">
            <text:p>931.319</text:p>
          </table:table-cell>
          <table:table-cell office:value-type="float" office:value="931.379" calcext:value-type="float">
            <text:p>931.379</text:p>
          </table:table-cell>
          <table:table-cell office:value-type="float" office:value="3.009" calcext:value-type="float">
            <text:p>3.00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83" calcext:value-type="float">
            <text:p>1.083E-05</text:p>
          </table:table-cell>
          <table:table-cell office:value-type="float" office:value="0.00001885" calcext:value-type="float">
            <text:p>1.885E-05</text:p>
          </table:table-cell>
          <table:table-cell office:value-type="float" office:value="0.01752" calcext:value-type="float">
            <text:p>1.752E-02</text:p>
          </table:table-cell>
          <table:table-cell office:value-type="float" office:value="0.02268" calcext:value-type="float">
            <text:p>2.268E-02</text:p>
          </table:table-cell>
          <table:table-cell office:value-type="float" office:value="0.00001882" calcext:value-type="float">
            <text:p>1.882E-05</text:p>
          </table:table-cell>
          <table:table-cell office:value-type="float" office:value="0.00002436" calcext:value-type="float">
            <text:p>2.436E-05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0.432" calcext:value-type="float">
            <text:p>0.432</text:p>
          </table:table-cell>
          <table:table-cell office:value-type="float" office:value="931.38" calcext:value-type="float">
            <text:p>931.380</text:p>
          </table:table-cell>
          <table:table-cell office:value-type="float" office:value="931.751" calcext:value-type="float">
            <text:p>931.751</text:p>
          </table:table-cell>
          <table:table-cell office:value-type="float" office:value="3.189" calcext:value-type="float">
            <text:p>3.189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887" calcext:value-type="float">
            <text:p>1.887E-05</text:p>
          </table:table-cell>
          <table:table-cell office:value-type="float" office:value="0.00005072" calcext:value-type="float">
            <text:p>5.072E-05</text:p>
          </table:table-cell>
          <table:table-cell office:value-type="float" office:value="0.02337" calcext:value-type="float">
            <text:p>2.337E-02</text:p>
          </table:table-cell>
          <table:table-cell office:value-type="float" office:value="0.03747" calcext:value-type="float">
            <text:p>3.747E-02</text:p>
          </table:table-cell>
          <table:table-cell office:value-type="float" office:value="0.0000251" calcext:value-type="float">
            <text:p>2.510E-05</text:p>
          </table:table-cell>
          <table:table-cell office:value-type="float" office:value="0.00004023" calcext:value-type="float">
            <text:p>4.023E-0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1.752" calcext:value-type="float">
            <text:p>931.752</text:p>
          </table:table-cell>
          <table:table-cell office:value-type="float" office:value="932.727" calcext:value-type="float">
            <text:p>932.727</text:p>
          </table:table-cell>
          <table:table-cell office:value-type="float" office:value="4.101" calcext:value-type="float">
            <text:p>4.101</text:p>
          </table:table-cell>
          <table:table-cell office:value-type="float" office:value="6.541" calcext:value-type="float">
            <text:p>6.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08" calcext:value-type="float">
            <text:p>5.080E-05</text:p>
          </table:table-cell>
          <table:table-cell office:value-type="float" office:value="0.0001063" calcext:value-type="float">
            <text:p>1.063E-04</text:p>
          </table:table-cell>
          <table:table-cell office:value-type="float" office:value="0.03874" calcext:value-type="float">
            <text:p>3.874E-02</text:p>
          </table:table-cell>
          <table:table-cell office:value-type="float" office:value="0.05548" calcext:value-type="float">
            <text:p>5.548E-02</text:p>
          </table:table-cell>
          <table:table-cell office:value-type="float" office:value="0.00004159" calcext:value-type="float">
            <text:p>4.159E-05</text:p>
          </table:table-cell>
          <table:table-cell office:value-type="float" office:value="0.00005952" calcext:value-type="float">
            <text:p>5.952E-0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728" calcext:value-type="float">
            <text:p>932.728</text:p>
          </table:table-cell>
          <table:table-cell office:value-type="float" office:value="933.825" calcext:value-type="float">
            <text:p>933.825</text:p>
          </table:table-cell>
          <table:table-cell office:value-type="float" office:value="6.538" calcext:value-type="float">
            <text:p>6.53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064" calcext:value-type="float">
            <text:p>1.064E-04</text:p>
          </table:table-cell>
          <table:table-cell office:value-type="float" office:value="0.000179" calcext:value-type="float">
            <text:p>1.790E-04</text:p>
          </table:table-cell>
          <table:table-cell office:value-type="float" office:value="0.05753" calcext:value-type="float">
            <text:p>5.753E-02</text:p>
          </table:table-cell>
          <table:table-cell office:value-type="float" office:value="0.07427" calcext:value-type="float">
            <text:p>7.427E-02</text:p>
          </table:table-cell>
          <table:table-cell office:value-type="float" office:value="0.00006172" calcext:value-type="float">
            <text:p>6.172E-05</text:p>
          </table:table-cell>
          <table:table-cell office:value-type="float" office:value="0.00007964" calcext:value-type="float">
            <text:p>7.964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828" calcext:value-type="float">
            <text:p>933.828</text:p>
          </table:table-cell>
          <table:table-cell office:value-type="float" office:value="934.855" calcext:value-type="float">
            <text:p>934.855</text:p>
          </table:table-cell>
          <table:table-cell office:value-type="float" office:value="9.341" calcext:value-type="float">
            <text:p>9.341</text:p>
          </table:table-cell>
          <table:table-cell office:value-type="float" office:value="12.045" calcext:value-type="float">
            <text:p>12.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93" calcext:value-type="float">
            <text:p>1.793E-04</text:p>
          </table:table-cell>
          <table:table-cell office:value-type="float" office:value="0.0002454" calcext:value-type="float">
            <text:p>2.454E-04</text:p>
          </table:table-cell>
          <table:table-cell office:value-type="float" office:value="0.07729" calcext:value-type="float">
            <text:p>7.729E-02</text:p>
          </table:table-cell>
          <table:table-cell office:value-type="float" office:value="0.09023" calcext:value-type="float">
            <text:p>9.023E-02</text:p>
          </table:table-cell>
          <table:table-cell office:value-type="float" office:value="0.00008287" calcext:value-type="float">
            <text:p>8.287E-05</text:p>
          </table:table-cell>
          <table:table-cell office:value-type="float" office:value="0.0000967" calcext:value-type="float">
            <text:p>9.670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858" calcext:value-type="float">
            <text:p>934.858</text:p>
          </table:table-cell>
          <table:table-cell office:value-type="float" office:value="935.594" calcext:value-type="float">
            <text:p>935.594</text:p>
          </table:table-cell>
          <table:table-cell office:value-type="float" office:value="12.044" calcext:value-type="float">
            <text:p>12.044</text:p>
          </table:table-cell>
          <table:table-cell office:value-type="float" office:value="14.051" calcext:value-type="float">
            <text:p>14.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458" calcext:value-type="float">
            <text:p>2.458E-04</text:p>
          </table:table-cell>
          <table:table-cell office:value-type="float" office:value="0.0002611" calcext:value-type="float">
            <text:p>2.611E-04</text:p>
          </table:table-cell>
          <table:table-cell office:value-type="float" office:value="0.09185" calcext:value-type="float">
            <text:p>9.185E-02</text:p>
          </table:table-cell>
          <table:table-cell office:value-type="float" office:value="0.09463" calcext:value-type="float">
            <text:p>9.463E-02</text:p>
          </table:table-cell>
          <table:table-cell office:value-type="float" office:value="0.00009843" calcext:value-type="float">
            <text:p>9.843E-05</text:p>
          </table:table-cell>
          <table:table-cell office:value-type="float" office:value="0.0001014" calcext:value-type="float">
            <text:p>1.014E-0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5.598" calcext:value-type="float">
            <text:p>935.598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14.051" calcext:value-type="float">
            <text:p>14.051</text:p>
          </table:table-cell>
          <table:table-cell office:value-type="float" office:value="14.475" calcext:value-type="float">
            <text:p>14.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614" calcext:value-type="float">
            <text:p>2.614E-04</text:p>
          </table:table-cell>
          <table:table-cell office:value-type="float" office:value="0.0003295" calcext:value-type="float">
            <text:p>3.295E-04</text:p>
          </table:table-cell>
          <table:table-cell office:value-type="float" office:value="0.0972" calcext:value-type="float">
            <text:p>9.720E-02</text:p>
          </table:table-cell>
          <table:table-cell office:value-type="float" office:value="0.109" calcext:value-type="float">
            <text:p>1.090E-01</text:p>
          </table:table-cell>
          <table:table-cell office:value-type="float" office:value="0.0001041" calcext:value-type="float">
            <text:p>1.041E-04</text:p>
          </table:table-cell>
          <table:table-cell office:value-type="float" office:value="0.0001167" calcext:value-type="float">
            <text:p>1.167E-0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55" calcext:value-type="float">
            <text:p>935.755</text:p>
          </table:table-cell>
          <table:table-cell office:value-type="float" office:value="936.371" calcext:value-type="float">
            <text:p>936.371</text:p>
          </table:table-cell>
          <table:table-cell office:value-type="float" office:value="14.486" calcext:value-type="float">
            <text:p>14.486</text:p>
          </table:table-cell>
          <table:table-cell office:value-type="float" office:value="16.235" calcext:value-type="float">
            <text:p>16.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3" calcext:value-type="float">
            <text:p>3.300E-04</text:p>
          </table:table-cell>
          <table:table-cell office:value-type="float" office:value="0.0003541" calcext:value-type="float">
            <text:p>3.541E-04</text:p>
          </table:table-cell>
          <table:table-cell office:value-type="float" office:value="0.1097" calcext:value-type="float">
            <text:p>1.097E-01</text:p>
          </table:table-cell>
          <table:table-cell office:value-type="float" office:value="0.1136" calcext:value-type="float">
            <text:p>1.136E-01</text:p>
          </table:table-cell>
          <table:table-cell office:value-type="float" office:value="0.0001175" calcext:value-type="float">
            <text:p>1.175E-04</text:p>
          </table:table-cell>
          <table:table-cell office:value-type="float" office:value="0.0001217" calcext:value-type="float">
            <text:p>1.217E-0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.357" calcext:value-type="float">
            <text:p>0.357</text:p>
          </table:table-cell>
          <table:table-cell office:value-type="float" office:value="936.375" calcext:value-type="float">
            <text:p>936.375</text:p>
          </table:table-cell>
          <table:table-cell office:value-type="float" office:value="936.577" calcext:value-type="float">
            <text:p>936.577</text:p>
          </table:table-cell>
          <table:table-cell office:value-type="float" office:value="16.258" calcext:value-type="float">
            <text:p>16.258</text:p>
          </table:table-cell>
          <table:table-cell office:value-type="float" office:value="16.835" calcext:value-type="float">
            <text:p>16.8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547" calcext:value-type="float">
            <text:p>3.547E-04</text:p>
          </table:table-cell>
          <table:table-cell office:value-type="float" office:value="0.0004334" calcext:value-type="float">
            <text:p>4.334E-04</text:p>
          </table:table-cell>
          <table:table-cell office:value-type="float" office:value="0.1164" calcext:value-type="float">
            <text:p>1.164E-01</text:p>
          </table:table-cell>
          <table:table-cell office:value-type="float" office:value="0.1286" calcext:value-type="float">
            <text:p>1.286E-01</text:p>
          </table:table-cell>
          <table:table-cell office:value-type="float" office:value="0.0001247" calcext:value-type="float">
            <text:p>1.247E-04</text:p>
          </table:table-cell>
          <table:table-cell office:value-type="float" office:value="0.0001376" calcext:value-type="float">
            <text:p>1.376E-0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82" calcext:value-type="float">
            <text:p>936.582</text:p>
          </table:table-cell>
          <table:table-cell office:value-type="float" office:value="937.182" calcext:value-type="float">
            <text:p>937.182</text:p>
          </table:table-cell>
          <table:table-cell office:value-type="float" office:value="16.847" calcext:value-type="float">
            <text:p>16.847</text:p>
          </table:table-cell>
          <table:table-cell office:value-type="float" office:value="18.599" calcext:value-type="float">
            <text:p>18.5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434" calcext:value-type="float">
            <text:p>4.340E-04</text:p>
          </table:table-cell>
          <table:table-cell office:value-type="float" office:value="0.000479" calcext:value-type="float">
            <text:p>4.790E-04</text:p>
          </table:table-cell>
          <table:table-cell office:value-type="float" office:value="0.1317" calcext:value-type="float">
            <text:p>1.317E-01</text:p>
          </table:table-cell>
          <table:table-cell office:value-type="float" office:value="0.1383" calcext:value-type="float">
            <text:p>1.383E-01</text:p>
          </table:table-cell>
          <table:table-cell office:value-type="float" office:value="0.0001409" calcext:value-type="float">
            <text:p>1.409E-04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.341" calcext:value-type="float">
            <text:p>0.341</text:p>
          </table:table-cell>
          <table:table-cell office:value-type="float" office:value="937.186" calcext:value-type="float">
            <text:p>937.186</text:p>
          </table:table-cell>
          <table:table-cell office:value-type="float" office:value="937.498" calcext:value-type="float">
            <text:p>937.498</text:p>
          </table:table-cell>
          <table:table-cell office:value-type="float" office:value="18.612" calcext:value-type="float">
            <text:p>18.612</text:p>
          </table:table-cell>
          <table:table-cell office:value-type="float" office:value="19.542" calcext:value-type="float">
            <text:p>19.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797" calcext:value-type="float">
            <text:p>4.797E-04</text:p>
          </table:table-cell>
          <table:table-cell office:value-type="float" office:value="0.0005318" calcext:value-type="float">
            <text:p>5.318E-04</text:p>
          </table:table-cell>
          <table:table-cell office:value-type="float" office:value="0.1414" calcext:value-type="float">
            <text:p>1.414E-01</text:p>
          </table:table-cell>
          <table:table-cell office:value-type="float" office:value="0.1489" calcext:value-type="float">
            <text:p>1.489E-01</text:p>
          </table:table-cell>
          <table:table-cell office:value-type="float" office:value="0.0001514" calcext:value-type="float">
            <text:p>1.514E-04</text:p>
          </table:table-cell>
          <table:table-cell office:value-type="float" office:value="0.0001593" calcext:value-type="float">
            <text:p>1.593E-0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.333" calcext:value-type="float">
            <text:p>0.333</text:p>
          </table:table-cell>
          <table:table-cell office:value-type="float" office:value="937.503" calcext:value-type="float">
            <text:p>937.503</text:p>
          </table:table-cell>
          <table:table-cell office:value-type="float" office:value="937.838" calcext:value-type="float">
            <text:p>937.838</text:p>
          </table:table-cell>
          <table:table-cell office:value-type="float" office:value="19.545" calcext:value-type="float">
            <text:p>19.545</text:p>
          </table:table-cell>
          <table:table-cell office:value-type="float" office:value="20.568" calcext:value-type="float">
            <text:p>20.5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5326" calcext:value-type="float">
            <text:p>5.326E-04</text:p>
          </table:table-cell>
          <table:table-cell office:value-type="float" office:value="0.0006055" calcext:value-type="float">
            <text:p>6.055E-04</text:p>
          </table:table-cell>
          <table:table-cell office:value-type="float" office:value="0.1525" calcext:value-type="float">
            <text:p>1.525E-01</text:p>
          </table:table-cell>
          <table:table-cell office:value-type="float" office:value="0.1626" calcext:value-type="float">
            <text:p>1.626E-01</text:p>
          </table:table-cell>
          <table:table-cell office:value-type="float" office:value="0.0001632" calcext:value-type="float">
            <text:p>1.632E-04</text:p>
          </table:table-cell>
          <table:table-cell office:value-type="float" office:value="0.0001739" calcext:value-type="float">
            <text:p>1.739E-0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.326" calcext:value-type="float">
            <text:p>0.326</text:p>
          </table:table-cell>
          <table:table-cell office:value-type="float" office:value="937.843" calcext:value-type="float">
            <text:p>937.843</text:p>
          </table:table-cell>
          <table:table-cell office:value-type="float" office:value="938.275" calcext:value-type="float">
            <text:p>938.275</text:p>
          </table:table-cell>
          <table:table-cell office:value-type="float" office:value="20.583" calcext:value-type="float">
            <text:p>20.583</text:p>
          </table:table-cell>
          <table:table-cell office:value-type="float" office:value="21.931" calcext:value-type="float">
            <text:p>21.9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064" calcext:value-type="float">
            <text:p>6.064E-04</text:p>
          </table:table-cell>
          <table:table-cell office:value-type="float" office:value="0.0007006" calcext:value-type="float">
            <text:p>7.006E-04</text:p>
          </table:table-cell>
          <table:table-cell office:value-type="float" office:value="0.1665" calcext:value-type="float">
            <text:p>1.665E-01</text:p>
          </table:table-cell>
          <table:table-cell office:value-type="float" office:value="0.1789" calcext:value-type="float">
            <text:p>1.789E-01</text:p>
          </table:table-cell>
          <table:table-cell office:value-type="float" office:value="0.0001781" calcext:value-type="float">
            <text:p>1.781E-04</text:p>
          </table:table-cell>
          <table:table-cell office:value-type="float" office:value="0.0001913" calcext:value-type="float">
            <text:p>1.913E-0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318" calcext:value-type="float">
            <text:p>0.318</text:p>
          </table:table-cell>
          <table:table-cell office:value-type="float" office:value="938.28" calcext:value-type="float">
            <text:p>938.280</text:p>
          </table:table-cell>
          <table:table-cell office:value-type="float" office:value="938.79" calcext:value-type="float">
            <text:p>938.790</text:p>
          </table:table-cell>
          <table:table-cell office:value-type="float" office:value="21.947" calcext:value-type="float">
            <text:p>21.947</text:p>
          </table:table-cell>
          <table:table-cell office:value-type="float" office:value="23.573" calcext:value-type="float">
            <text:p>23.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7016" calcext:value-type="float">
            <text:p>7.016E-04</text:p>
          </table:table-cell>
          <table:table-cell office:value-type="float" office:value="0.0007964" calcext:value-type="float">
            <text:p>7.964E-04</text:p>
          </table:table-cell>
          <table:table-cell office:value-type="float" office:value="0.1831" calcext:value-type="float">
            <text:p>1.831E-01</text:p>
          </table:table-cell>
          <table:table-cell office:value-type="float" office:value="0.195" calcext:value-type="float">
            <text:p>1.950E-01</text:p>
          </table:table-cell>
          <table:table-cell office:value-type="float" office:value="0.0001958" calcext:value-type="float">
            <text:p>1.958E-04</text:p>
          </table:table-cell>
          <table:table-cell office:value-type="float" office:value="0.0002085" calcext:value-type="float">
            <text:p>2.085E-0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796" calcext:value-type="float">
            <text:p>938.796</text:p>
          </table:table-cell>
          <table:table-cell office:value-type="float" office:value="939.265" calcext:value-type="float">
            <text:p>939.265</text:p>
          </table:table-cell>
          <table:table-cell office:value-type="float" office:value="23.591" calcext:value-type="float">
            <text:p>23.591</text:p>
          </table:table-cell>
          <table:table-cell office:value-type="float" office:value="25.119" calcext:value-type="float">
            <text:p>25.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7975" calcext:value-type="float">
            <text:p>7.975E-04</text:p>
          </table:table-cell>
          <table:table-cell office:value-type="float" office:value="0.000836" calcext:value-type="float">
            <text:p>8.360E-04</text:p>
          </table:table-cell>
          <table:table-cell office:value-type="float" office:value="0.1995" calcext:value-type="float">
            <text:p>1.995E-01</text:p>
          </table:table-cell>
          <table:table-cell office:value-type="float" office:value="0.2042" calcext:value-type="float">
            <text:p>2.042E-01</text:p>
          </table:table-cell>
          <table:table-cell office:value-type="float" office:value="0.0002133" calcext:value-type="float">
            <text:p>2.133E-04</text:p>
          </table:table-cell>
          <table:table-cell office:value-type="float" office:value="0.0002183" calcext:value-type="float">
            <text:p>2.183E-04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0.304" calcext:value-type="float">
            <text:p>0.304</text:p>
          </table:table-cell>
          <table:table-cell office:value-type="float" office:value="939.27" calcext:value-type="float">
            <text:p>939.270</text:p>
          </table:table-cell>
          <table:table-cell office:value-type="float" office:value="939.449" calcext:value-type="float">
            <text:p>939.449</text:p>
          </table:table-cell>
          <table:table-cell office:value-type="float" office:value="25.137" calcext:value-type="float">
            <text:p>25.137</text:p>
          </table:table-cell>
          <table:table-cell office:value-type="float" office:value="25.732" calcext:value-type="float">
            <text:p>25.7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8373" calcext:value-type="float">
            <text:p>8.373E-04</text:p>
          </table:table-cell>
          <table:table-cell office:value-type="float" office:value="0.0008623" calcext:value-type="float">
            <text:p>8.623E-04</text:p>
          </table:table-cell>
          <table:table-cell office:value-type="float" office:value="0.2121" calcext:value-type="float">
            <text:p>2.121E-01</text:p>
          </table:table-cell>
          <table:table-cell office:value-type="float" office:value="0.2152" calcext:value-type="float">
            <text:p>2.152E-01</text:p>
          </table:table-cell>
          <table:table-cell office:value-type="float" office:value="0.0002267" calcext:value-type="float">
            <text:p>2.267E-04</text:p>
          </table:table-cell>
          <table:table-cell office:value-type="float" office:value="0.00023" calcext:value-type="float">
            <text:p>2.300E-04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0.294" calcext:value-type="float">
            <text:p>0.294</text:p>
          </table:table-cell>
          <table:table-cell office:value-type="float" office:value="939.454" calcext:value-type="float">
            <text:p>939.454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821" calcext:value-type="float">
            <text:p>25.821</text:p>
          </table:table-cell>
          <table:table-cell office:value-type="float" office:value="26.2" calcext:value-type="float">
            <text:p>26.200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18:56.229228573</meta:creation-date>
    <meta:generator>LibreOffice/7.3.7.2$Linux_X86_64 LibreOffice_project/30$Build-2</meta:generator>
    <dc:date>2023-10-24T21:55:49.813735057</dc:date>
    <meta:editing-duration>PT11M22S</meta:editing-duration>
    <meta:editing-cycles>4</meta:editing-cycles>
    <meta:document-statistic meta:table-count="9" meta:cell-count="2175" meta:object-count="0"/>
  </office:meta>
</office:document-meta>
</file>